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1.256cm" fo:break-before="auto" style:use-optimal-row-height="true"/>
    </style:style>
    <style:style style:name="ro3" style:family="table-row">
      <style:table-row-properties style:row-height="3.26cm" fo:break-before="auto" style:use-optimal-row-height="true"/>
    </style:style>
    <style:style style:name="ro4" style:family="table-row">
      <style:table-row-properties style:row-height="3.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>
            <text:p>codigo .sip</text:p>
          </table:table-cell>
          <table:table-cell table:number-columns-repeated="5"/>
          <table:table-cell office:value-type="string">
            <text:p>codigo original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2">
          <table:table-cell office:value-type="string">
            <text:p>public:</text:p>
            <text:p><text:s text:c="4"/>SafetXmlObject();</text:p>
            <text:p><text:s text:c="4"/>bool syncAttributes(const QdomElement&amp;);</text:p>
          </table:table-cell>
          <table:table-cell table:number-columns-repeated="5"/>
          <table:table-cell office:value-type="string">
            <text:p>public:</text:p>
            <text:p><text:s text:c="4"/>SafetXmlObject();</text:p>
            <text:p><text:s text:c="4"/><text:tab/>bool syncAttributes(const QDomElement&amp; e);</text:p>
          </table:table-cell>
          <table:table-cell/>
          <table:table-cell office:value-type="string">
            <text:p>public: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3">
          <table:table-cell office:value-type="string">
            <text:p>public:</text:p>
            <text:p><text:s text:c="4"/>SafetYAWL();</text:p>
            <text:p><text:s text:c="4"/>void openXML(const QString&amp;);</text:p>
            <text:p><text:s text:c="4"/>void convertXMLtoObjects();</text:p>
            <text:p><text:s text:c="4"/>SafetWorkflow* getWorkflow();</text:p>
            <text:p><text:s text:c="4"/>void openDataSources();</text:p>
            <text:p>private:</text:p>
            <text:p><text:s text:c="4"/>SafetYAWL(const SafetYAWL&amp;);</text:p>
          </table:table-cell>
          <table:table-cell table:number-columns-repeated="5"/>
          <table:table-cell office:value-type="string">
            <text:p>public:</text:p>
            <text:p><text:s text:c="4"/>SafetYAWL();</text:p>
            <text:p><text:s text:c="4"/>void openXML(const QString&amp; s);</text:p>
            <text:p><text:s text:c="4"/>void convertXMLtoObjects();</text:p>
            <text:p><text:s text:c="4"/>SafetWorkflow* getWorkflow();</text:p>
            <text:p><text:s text:c="4"/>bool openDataSources();</text:p>
            <text:p>private:</text:p>
            <text:p><text:s text:c="4"/>SafetYAWL(const SafetYAWL&amp; other);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4">
          <table:table-cell office:value-type="string">
            <text:p><text:s text:c="4"/>enum OutputFormat { XML, JSON, SVG };</text:p>
            <text:p><text:s text:c="4"/>SafetWorkflow();</text:p>
            <text:p><text:s text:c="4"/>QString listTasks(bool inc = false, const QString&amp; c = QString("\n") );</text:p>
            <text:p><text:s text:c="4"/>QString getDocuments(const QString&amp; idvariable, </text:p>
            <text:p><text:s text:c="25"/>OutputFormat of = XML,</text:p>
            <text:p><text:s text:c="25"/>const QString&amp; info ="");</text:p>
            <text:p/>
            <text:p>private:</text:p>
            <text:p><text:s text:c="4"/>SafetWorkflow(const SafetWorkflow&amp;);</text:p>
          </table:table-cell>
          <table:table-cell table:number-columns-repeated="5"/>
          <table:table-cell office:value-type="string">
            <text:p><text:s text:c="4"/>enum OutputFormat { XML, JSON, SVG };</text:p>
            <text:p><text:s text:c="4"/>SafetWorkflow();</text:p>
            <text:p><text:s text:c="4"/>QString listTasks(bool inc = false, const QString&amp; c = QString("\n") );</text:p>
            <text:p><text:s text:c="4"/>QString getDocuments(const QString&amp; idvariable, </text:p>
            <text:p><text:s text:c="25"/>OutputFormat of = XML,</text:p>
            <text:p><text:s text:c="25"/>const QString&amp; info ="");</text:p>
            <text:p/>
            <text:p>private:</text:p>
            <text:p><text:s text:c="4"/>SafetWorkflow(const SafetWorkflow&amp;);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VE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6">26/08/2010</text:date>, <text:time>10:59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ego Uzcátegui</meta:initial-creator>
    <meta:creation-date>2010-08-26T10:38:44</meta:creation-date>
    <dc:date>2010-08-26T10:59:38</dc:date>
    <dc:creator>Diego Uzcátegui</dc:creator>
    <meta:editing-duration>PT00H05M44S</meta:editing-duration>
    <meta:editing-cycles>2</meta:editing-cycles>
    <meta:generator>OpenOffice.org/3.2$Unix OpenOffice.org_project/320m12$Build-9483</meta:generator>
    <meta:document-statistic meta:table-count="3" meta:cell-count="9" meta:object-count="0"/>
  </office:meta>
</office:document-meta>
</file>